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ÑOZ ANTACHOQUE ROSA CATAL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09408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411969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80094084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3685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MUÑOZ ANTACHOQUE ROSA CATALIN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98</text:p>
            <text:p text:style-name="P12"/>
          </table:table-cell>
        </table:table-row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5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ARMEN ASTO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1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0:08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